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2.61975860595703" calcext:value-type="float">
            <text:p>2.61975860595703</text:p>
          </table:table-cell>
          <table:table-cell office:value-type="float" office:value="-1.27930557727814" calcext:value-type="float">
            <text:p>-1.27930557727814</text:p>
          </table:table-cell>
          <table:table-cell office:value-type="float" office:value="0.000400066375732" calcext:value-type="float">
            <text:p>0.00040006637573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2.4" calcext:value-type="float">
            <text:p>-2.4</text:p>
          </table:table-cell>
          <table:table-cell office:value-type="float" office:value="0.001213073730469" calcext:value-type="float">
            <text:p>0.001213073730469</text:p>
          </table:table-cell>
        </table:table-row>
        <table:table-row table:style-name="ro1">
          <table:table-cell office:value-type="float" office:value="9.62330436706543" calcext:value-type="float">
            <text:p>9.62330436706543</text:p>
          </table:table-cell>
          <table:table-cell office:value-type="float" office:value="-0.2952800989151" calcext:value-type="float">
            <text:p>-0.2952800989151</text:p>
          </table:table-cell>
          <table:table-cell office:value-type="float" office:value="0.001689910888672" calcext:value-type="float">
            <text:p>0.00168991088867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float" office:value="0.000481605529785" calcext:value-type="float">
            <text:p>0.000481605529785</text:p>
          </table:table-cell>
        </table:table-row>
        <table:table-row table:style-name="ro1">
          <table:table-cell office:value-type="float" office:value="10.7763557434082" calcext:value-type="float">
            <text:p>10.7763557434082</text:p>
          </table:table-cell>
          <table:table-cell office:value-type="float" office:value="5.02323055267334" calcext:value-type="float">
            <text:p>5.02323055267334</text:p>
          </table:table-cell>
          <table:table-cell office:value-type="float" office:value="0.00101375579834" calcext:value-type="float">
            <text:p>0.00101375579834</text:p>
          </table:table-cell>
        </table:table-row>
        <table:table-row table:style-name="ro1">
          <table:table-cell office:value-type="float" office:value="8.83148956298828" calcext:value-type="float">
            <text:p>8.83148956298828</text:p>
          </table:table-cell>
          <table:table-cell office:value-type="float" office:value="5.97" calcext:value-type="float">
            <text:p>5.97</text:p>
          </table:table-cell>
          <table:table-cell office:value-type="float" office:value="0.002063751220703" calcext:value-type="float">
            <text:p>0.002063751220703</text:p>
          </table:table-cell>
        </table:table-row>
        <table:table-row table:style-name="ro1">
          <table:table-cell office:value-type="float" office:value="7.23634060668945" calcext:value-type="float">
            <text:p>7.23634060668945</text:p>
          </table:table-cell>
          <table:table-cell office:value-type="float" office:value="6.75385708618164" calcext:value-type="float">
            <text:p>6.75385708618164</text:p>
          </table:table-cell>
          <table:table-cell office:value-type="float" office:value="0.002063751220703" calcext:value-type="float">
            <text:p>0.002063751220703</text:p>
          </table:table-cell>
        </table:table-row>
        <table:table-row table:style-name="ro1">
          <table:table-cell office:value-type="float" office:value="5.64119165039062" calcext:value-type="float">
            <text:p>5.64119165039062</text:p>
          </table:table-cell>
          <table:table-cell office:value-type="float" office:value="7.53771417236328" calcext:value-type="float">
            <text:p>7.53771417236328</text:p>
          </table:table-cell>
          <table:table-cell office:value-type="float" office:value="0.002063751220703" calcext:value-type="float">
            <text:p>0.002063751220703</text:p>
          </table:table-cell>
        </table:table-row>
        <table:table-row table:style-name="ro1">
          <table:table-cell office:value-type="float" office:value="4.0460426940918" calcext:value-type="float">
            <text:p>4.0460426940918</text:p>
          </table:table-cell>
          <table:table-cell office:value-type="float" office:value="8.32157125854492" calcext:value-type="float">
            <text:p>8.32157125854492</text:p>
          </table:table-cell>
          <table:table-cell office:value-type="float" office:value="0.002063751220703" calcext:value-type="float">
            <text:p>0.002063751220703</text:p>
          </table:table-cell>
        </table:table-row>
        <table:table-row table:style-name="ro1">
          <table:table-cell office:value-type="float" office:value="2.45089373779297" calcext:value-type="float">
            <text:p>2.45089373779297</text:p>
          </table:table-cell>
          <table:table-cell office:value-type="float" office:value="9.10542834472656" calcext:value-type="float">
            <text:p>9.10542834472656</text:p>
          </table:table-cell>
          <table:table-cell office:value-type="float" office:value="0.002063751220703" calcext:value-type="float">
            <text:p>0.002063751220703</text:p>
          </table:table-cell>
        </table:table-row>
        <table:table-row table:style-name="ro1">
          <table:table-cell office:value-type="float" office:value="0.855744781494141" calcext:value-type="float">
            <text:p>0.855744781494141</text:p>
          </table:table-cell>
          <table:table-cell office:value-type="float" office:value="9.8892854309082" calcext:value-type="float">
            <text:p>9.8892854309082</text:p>
          </table:table-cell>
          <table:table-cell office:value-type="float" office:value="0.002063751220703" calcext:value-type="float">
            <text:p>0.002063751220703</text:p>
          </table:table-cell>
        </table:table-row>
        <table:table-row table:style-name="ro1">
          <table:table-cell office:value-type="float" office:value="-0.739404174804687" calcext:value-type="float">
            <text:p>-0.739404174804687</text:p>
          </table:table-cell>
          <table:table-cell office:value-type="float" office:value="10.6731425170898" calcext:value-type="float">
            <text:p>10.6731425170898</text:p>
          </table:table-cell>
          <table:table-cell office:value-type="float" office:value="0.002063751220703" calcext:value-type="float">
            <text:p>0.002063751220703</text:p>
          </table:table-cell>
        </table:table-row>
        <table:table-row table:style-name="ro1">
          <table:table-cell office:value-type="float" office:value="-2.33455313110352" calcext:value-type="float">
            <text:p>-2.33455313110352</text:p>
          </table:table-cell>
          <table:table-cell office:value-type="float" office:value="11.4569996032715" calcext:value-type="float">
            <text:p>11.4569996032715</text:p>
          </table:table-cell>
          <table:table-cell office:value-type="float" office:value="0.002063751220703" calcext:value-type="float">
            <text:p>0.002063751220703</text:p>
          </table:table-cell>
        </table:table-row>
        <table:table-row table:style-name="ro1">
          <table:table-cell office:value-type="float" office:value="-3.92970208740234" calcext:value-type="float">
            <text:p>-3.92970208740234</text:p>
          </table:table-cell>
          <table:table-cell office:value-type="float" office:value="12.2408566894531" calcext:value-type="float">
            <text:p>12.2408566894531</text:p>
          </table:table-cell>
          <table:table-cell office:value-type="float" office:value="0.002063751220703" calcext:value-type="float">
            <text:p>0.002063751220703</text:p>
          </table:table-cell>
        </table:table-row>
        <table:table-row table:style-name="ro1">
          <table:table-cell office:value-type="float" office:value="-5.52485104370117" calcext:value-type="float">
            <text:p>-5.52485104370117</text:p>
          </table:table-cell>
          <table:table-cell office:value-type="float" office:value="13.0247137756348" calcext:value-type="float">
            <text:p>13.0247137756348</text:p>
          </table:table-cell>
          <table:table-cell office:value-type="float" office:value="0.002063751220703" calcext:value-type="float">
            <text:p>0.002063751220703</text:p>
          </table:table-cell>
        </table:table-row>
        <table:table-row table:style-name="ro1">
          <table:table-cell office:value-type="float" office:value="-7.12" calcext:value-type="float">
            <text:p>-7.12</text:p>
          </table:table-cell>
          <table:table-cell office:value-type="float" office:value="13.8085708618164" calcext:value-type="float">
            <text:p>13.8085708618164</text:p>
          </table:table-cell>
          <table:table-cell office:value-type="float" office:value="-0.0000476837158203125" calcext:value-type="float">
            <text:p>-4.76837158203125E-05</text:p>
          </table:table-cell>
        </table:table-row>
        <table:table-row table:style-name="ro1">
          <table:table-cell office:value-type="float" office:value="-9.46273803710938" calcext:value-type="float">
            <text:p>-9.46273803710938</text:p>
          </table:table-cell>
          <table:table-cell office:value-type="float" office:value="13.7" calcext:value-type="float">
            <text:p>13.7</text:p>
          </table:table-cell>
          <table:table-cell office:value-type="float" office:value="0.003320693969727" calcext:value-type="float">
            <text:p>0.003320693969727</text:p>
          </table:table-cell>
        </table:table-row>
        <table:table-row table:style-name="ro1">
          <table:table-cell office:value-type="float" office:value="-11.1309118270874" calcext:value-type="float">
            <text:p>-11.1309118270874</text:p>
          </table:table-cell>
          <table:table-cell office:value-type="float" office:value="11.9113941192627" calcext:value-type="float">
            <text:p>11.9113941192627</text:p>
          </table:table-cell>
          <table:table-cell office:value-type="float" office:value="0.001764297485352" calcext:value-type="float">
            <text:p>0.001764297485352</text:p>
          </table:table-cell>
        </table:table-row>
        <table:table-row table:style-name="ro1">
          <table:table-cell office:value-type="float" office:value="-13.0979433059692" calcext:value-type="float">
            <text:p>-13.0979433059692</text:p>
          </table:table-cell>
          <table:table-cell office:value-type="float" office:value="8.64246845245361" calcext:value-type="float">
            <text:p>8.64246845245361</text:p>
          </table:table-cell>
          <table:table-cell office:value-type="float" office:value="0.00029182434082" calcext:value-type="float">
            <text:p>0.00029182434082</text:p>
          </table:table-cell>
        </table:table-row>
        <table:table-row table:style-name="ro1">
          <table:table-cell office:value-type="float" office:value="-12.8000888824463" calcext:value-type="float">
            <text:p>-12.8000888824463</text:p>
          </table:table-cell>
          <table:table-cell office:value-type="float" office:value="6.11400413513184" calcext:value-type="float">
            <text:p>6.11400413513184</text:p>
          </table:table-cell>
          <table:table-cell office:value-type="float" office:value="-0.00139045715332" calcext:value-type="float">
            <text:p>-0.00139045715332</text:p>
          </table:table-cell>
        </table:table-row>
        <table:table-row table:style-name="ro1">
          <table:table-cell office:value-type="float" office:value="-10.6699829101563" calcext:value-type="float">
            <text:p>-10.6699829101563</text:p>
          </table:table-cell>
          <table:table-cell office:value-type="float" office:value="5.16349267959595" calcext:value-type="float">
            <text:p>5.16349267959595</text:p>
          </table:table-cell>
          <table:table-cell office:value-type="float" office:value="-0.000755310058594" calcext:value-type="float">
            <text:p>-0.000755310058594</text:p>
          </table:table-cell>
        </table:table-row>
        <table:table-row table:style-name="ro1">
          <table:table-cell office:value-type="float" office:value="-9.34100875854497" calcext:value-type="float">
            <text:p>-9.34100875854497</text:p>
          </table:table-cell>
          <table:table-cell office:value-type="float" office:value="4.51921285390854" calcext:value-type="float">
            <text:p>4.51921285390854</text:p>
          </table:table-cell>
          <table:table-cell office:value-type="float" office:value="-0.000755310058594" calcext:value-type="float">
            <text:p>-0.000755310058594</text:p>
          </table:table-cell>
        </table:table-row>
        <table:table-row table:style-name="ro1">
          <table:table-cell office:value-type="float" office:value="-8.01203460693363" calcext:value-type="float">
            <text:p>-8.01203460693363</text:p>
          </table:table-cell>
          <table:table-cell office:value-type="float" office:value="3.87493302822113" calcext:value-type="float">
            <text:p>3.87493302822113</text:p>
          </table:table-cell>
          <table:table-cell office:value-type="float" office:value="-0.000755310058594" calcext:value-type="float">
            <text:p>-0.000755310058594</text:p>
          </table:table-cell>
        </table:table-row>
        <table:table-row table:style-name="ro1">
          <table:table-cell office:value-type="float" office:value="-6.6830604553223" calcext:value-type="float">
            <text:p>-6.6830604553223</text:p>
          </table:table-cell>
          <table:table-cell office:value-type="float" office:value="3.23065320253372" calcext:value-type="float">
            <text:p>3.23065320253372</text:p>
          </table:table-cell>
          <table:table-cell office:value-type="float" office:value="-0.000755310058594" calcext:value-type="float">
            <text:p>-0.000755310058594</text:p>
          </table:table-cell>
        </table:table-row>
        <table:table-row table:style-name="ro1">
          <table:table-cell office:value-type="float" office:value="-5.35408630371097" calcext:value-type="float">
            <text:p>-5.35408630371097</text:p>
          </table:table-cell>
          <table:table-cell office:value-type="float" office:value="2.58637337684631" calcext:value-type="float">
            <text:p>2.58637337684631</text:p>
          </table:table-cell>
          <table:table-cell office:value-type="float" office:value="-0.000755310058594" calcext:value-type="float">
            <text:p>-0.000755310058594</text:p>
          </table:table-cell>
        </table:table-row>
        <table:table-row table:style-name="ro1">
          <table:table-cell office:value-type="float" office:value="-4.02511215209963" calcext:value-type="float">
            <text:p>-4.02511215209963</text:p>
          </table:table-cell>
          <table:table-cell office:value-type="float" office:value="1.9420935511589" calcext:value-type="float">
            <text:p>1.9420935511589</text:p>
          </table:table-cell>
          <table:table-cell office:value-type="float" office:value="-0.000755310058594" calcext:value-type="float">
            <text:p>-0.000755310058594</text:p>
          </table:table-cell>
        </table:table-row>
        <table:table-row table:style-name="ro1">
          <table:table-cell office:value-type="float" office:value="-2.6961380004883" calcext:value-type="float">
            <text:p>-2.6961380004883</text:p>
          </table:table-cell>
          <table:table-cell office:value-type="float" office:value="1.2978137254715" calcext:value-type="float">
            <text:p>1.2978137254715</text:p>
          </table:table-cell>
          <table:table-cell office:value-type="float" office:value="-0.000755310058594" calcext:value-type="float">
            <text:p>-0.000755310058594</text:p>
          </table:table-cell>
        </table:table-row>
        <table:table-row table:style-name="ro1">
          <table:table-cell office:value-type="float" office:value="-1.36716384887697" calcext:value-type="float">
            <text:p>-1.36716384887697</text:p>
          </table:table-cell>
          <table:table-cell office:value-type="float" office:value="0.653533899784086" calcext:value-type="float">
            <text:p>0.653533899784086</text:p>
          </table:table-cell>
          <table:table-cell office:value-type="float" office:value="-0.000755310058594" calcext:value-type="float">
            <text:p>-0.000755310058594</text:p>
          </table:table-cell>
        </table:table-row>
        <table:table-row table:style-name="ro1">
          <table:table-cell office:value-type="float" office:value="-0.0381896972656346" calcext:value-type="float">
            <text:p>-0.038189697265635</text:p>
          </table:table-cell>
          <table:table-cell office:value-type="float" office:value="0.00925407409667756" calcext:value-type="float">
            <text:p>0.009254074096678</text:p>
          </table:table-cell>
          <table:table-cell office:value-type="float" office:value="-0.000755310058594" calcext:value-type="float">
            <text:p>-0.000755310058594</text:p>
          </table:table-cell>
        </table:table-row>
        <table:table-row table:style-name="ro1">
          <table:table-cell office:value-type="float" office:value="1.2907844543457" calcext:value-type="float">
            <text:p>1.2907844543457</text:p>
          </table:table-cell>
          <table:table-cell office:value-type="float" office:value="-0.635025751590731" calcext:value-type="float">
            <text:p>-0.635025751590731</text:p>
          </table:table-cell>
          <table:table-cell office:value-type="float" office:value="-0.000755310058594" calcext:value-type="float">
            <text:p>-0.000755310058594</text:p>
          </table:table-cell>
        </table:table-row>
        <table:table-row table:style-name="ro1">
          <table:table-cell office:value-type="float" office:value="2.61975860595703" calcext:value-type="float">
            <text:p>2.61975860595703</text:p>
          </table:table-cell>
          <table:table-cell office:value-type="float" office:value="-1.27930557727814" calcext:value-type="float">
            <text:p>-1.27930557727814</text:p>
          </table:table-cell>
          <table:table-cell office:value-type="float" office:value="-0.000755310058594" calcext:value-type="float">
            <text:p>-0.000755310058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8T00:31:28.449524212</meta:creation-date>
    <dc:date>2023-03-28T00:33:41.599577027</dc:date>
    <meta:editing-duration>PT2M13S</meta:editing-duration>
    <meta:editing-cycles>1</meta:editing-cycles>
    <meta:document-statistic meta:table-count="1" meta:cell-count="96" meta:object-count="0"/>
    <meta:generator>LibreOffice/6.4.7.2$Linux_X86_64 LibreOffice_project/40$Build-2</meta:generator>
  </office:meta>
</office:document-meta>
</file>